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/>
    <style:font-face style:name="TimesNewRoman" svg:font-family="TimesNewRoman"/>
    <style:font-face style:name="TimesNewRoman,Bold" svg:font-family="'TimesNewRoman,Bold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Times" fo:font-size="18pt"/>
    </style:style>
    <style:style style:name="P2" style:family="paragraph" style:parent-style-name="Text_20_body">
      <style:paragraph-properties fo:text-align="center" style:justify-single-word="false"/>
      <style:text-properties style:font-name="Times" fo:font-size="14pt" officeooo:paragraph-rsid="00110f7d"/>
    </style:style>
    <style:style style:name="P3" style:family="paragraph" style:parent-style-name="Text_20_body">
      <style:text-properties style:font-name="Times" fo:font-size="16pt"/>
    </style:style>
    <style:style style:name="P4" style:family="paragraph" style:parent-style-name="Text_20_body">
      <style:text-properties style:font-name="Times" fo:font-size="16pt" officeooo:paragraph-rsid="00110f7d"/>
    </style:style>
    <style:style style:name="P5" style:family="paragraph" style:parent-style-name="Text_20_body">
      <style:text-properties style:font-name="Times" fo:font-size="12pt" fo:font-weight="bold"/>
    </style:style>
    <style:style style:name="P6" style:family="paragraph" style:parent-style-name="Text_20_body">
      <style:paragraph-properties fo:text-align="justify" style:justify-single-word="false"/>
      <style:text-properties style:font-name="Times" fo:font-size="12pt" fo:font-weight="bold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Text_20_body">
      <style:paragraph-properties fo:text-align="center" style:justify-single-word="false"/>
      <style:text-properties officeooo:paragraph-rsid="00110f7d"/>
    </style:style>
    <style:style style:name="P9" style:family="paragraph" style:parent-style-name="Text_20_body">
      <style:paragraph-properties fo:text-align="justify" style:justify-single-word="false"/>
    </style:style>
    <style:style style:name="P10" style:family="paragraph" style:parent-style-name="Text_20_body">
      <style:paragraph-properties fo:text-align="justify" style:justify-single-word="false"/>
      <style:text-properties officeooo:paragraph-rsid="00110f7d"/>
    </style:style>
    <style:style style:name="P11" style:family="paragraph" style:parent-style-name="Text_20_body">
      <style:paragraph-properties fo:text-align="justify" style:justify-single-word="false"/>
      <style:text-properties fo:font-weight="bold" officeooo:paragraph-rsid="00110f7d" style:font-weight-asian="bold" style:font-weight-complex="bold"/>
    </style:style>
    <style:style style:name="P12" style:family="paragraph" style:parent-style-name="Text_20_body">
      <style:paragraph-properties fo:text-align="justify" style:justify-single-word="false"/>
      <style:text-properties fo:font-weight="bold" officeooo:rsid="00110f7d" officeooo:paragraph-rsid="00110f7d" style:font-weight-asian="bold" style:font-weight-complex="bold"/>
    </style:style>
    <style:style style:name="P13" style:family="paragraph" style:parent-style-name="Text_20_body">
      <style:paragraph-properties fo:text-align="justify" style:justify-single-word="false"/>
      <style:text-properties fo:font-weight="bold" officeooo:paragraph-rsid="00110f7d"/>
    </style:style>
    <style:style style:name="P14" style:family="paragraph" style:parent-style-name="Text_20_body">
      <style:paragraph-properties fo:text-align="justify" style:justify-single-word="false"/>
      <style:text-properties fo:font-weight="normal" officeooo:rsid="00110f7d" officeooo:paragraph-rsid="00110f7d" style:font-weight-asian="normal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fo:font-weight="normal" officeooo:paragraph-rsid="00110f7d"/>
    </style:style>
    <style:style style:name="P16" style:family="paragraph" style:parent-style-name="Text_20_body">
      <style:paragraph-properties fo:text-align="justify" style:justify-single-word="false"/>
      <style:text-properties fo:font-style="italic" style:font-style-asian="italic" style:font-style-complex="italic"/>
    </style:style>
    <style:style style:name="P17" style:family="paragraph" style:parent-style-name="Text_20_body">
      <style:paragraph-properties fo:text-align="justify" style:justify-single-word="false"/>
      <style:text-properties fo:font-style="italic" officeooo:paragraph-rsid="00110f7d" style:font-style-asian="italic" style:font-style-complex="italic"/>
    </style:style>
    <style:style style:name="P18" style:family="paragraph" style:parent-style-name="Text_20_body">
      <style:paragraph-properties fo:text-align="justify" style:justify-single-word="false"/>
      <style:text-properties fo:font-style="italic" fo:font-weight="normal" officeooo:paragraph-rsid="00110f7d" style:font-style-asian="italic" style:font-style-complex="italic"/>
    </style:style>
    <style:style style:name="P19" style:family="paragraph" style:parent-style-name="Text_20_body">
      <style:paragraph-properties fo:text-align="justify" style:justify-single-word="false"/>
      <style:text-properties fo:font-style="italic" fo:font-weight="bold" officeooo:paragraph-rsid="00110f7d" style:font-style-asian="italic" style:font-style-complex="italic"/>
    </style:style>
    <style:style style:name="T1" style:family="text">
      <style:text-properties style:font-name="Times" fo:font-size="20pt"/>
    </style:style>
    <style:style style:name="T2" style:family="text">
      <style:text-properties style:font-name="Times" fo:font-size="18pt"/>
    </style:style>
    <style:style style:name="T3" style:family="text">
      <style:text-properties style:font-name="Times" fo:font-size="18pt" officeooo:rsid="00110f7d"/>
    </style:style>
    <style:style style:name="T4" style:family="text">
      <style:text-properties style:font-name="Times" fo:font-size="12pt"/>
    </style:style>
    <style:style style:name="T5" style:family="text">
      <style:text-properties style:font-name="Times" fo:font-size="12pt" officeooo:rsid="00110f7d"/>
    </style:style>
    <style:style style:name="T6" style:family="text">
      <style:text-properties style:font-name="Times" fo:font-size="12pt" fo:font-weight="bold" style:font-weight-asian="normal" style:font-weight-complex="normal"/>
    </style:style>
    <style:style style:name="T7" style:family="text">
      <style:text-properties style:font-name="Times" fo:font-size="12pt" fo:font-weight="bold" officeooo:rsid="00110f7d" style:font-weight-asian="normal" style:font-weight-complex="normal"/>
    </style:style>
    <style:style style:name="T8" style:family="text">
      <style:text-properties style:font-name="Times" fo:font-size="12pt" fo:font-weight="bold" style:font-weight-asian="bold" style:font-weight-complex="bold"/>
    </style:style>
    <style:style style:name="T9" style:family="text">
      <style:text-properties style:font-name="Times" fo:font-size="12pt" fo:font-weight="bold" officeooo:rsid="00110f7d" style:font-weight-asian="bold" style:font-weight-complex="bold"/>
    </style:style>
    <style:style style:name="T10" style:family="text">
      <style:text-properties style:font-name="Times" fo:font-size="12pt" style:font-weight-asian="normal" style:font-weight-complex="normal"/>
    </style:style>
    <style:style style:name="T11" style:family="text">
      <style:text-properties style:font-name="Times" fo:font-size="12pt" officeooo:rsid="00110f7d" style:font-weight-asian="normal" style:font-weight-complex="normal"/>
    </style:style>
    <style:style style:name="T12" style:family="text">
      <style:text-properties style:font-name="Times" fo:font-size="12pt" fo:font-weight="normal" officeooo:rsid="00110f7d" style:font-weight-asian="normal" style:font-weight-complex="normal"/>
    </style:style>
    <style:style style:name="T13" style:family="text">
      <style:text-properties style:font-name="Times" fo:font-size="12pt" style:font-weight-asian="bold" style:font-weight-complex="bold"/>
    </style:style>
    <style:style style:name="T14" style:family="text">
      <style:text-properties style:font-name="Times" fo:font-size="12pt" fo:font-style="italic" style:font-style-asian="italic" style:font-style-complex="italic"/>
    </style:style>
    <style:style style:name="T15" style:family="text">
      <style:text-properties style:font-name="Times" fo:font-size="10pt" fo:font-style="italic"/>
    </style:style>
    <style:style style:name="T16" style:family="text">
      <style:text-properties style:font-name="TimesNewRoman" fo:font-size="20pt"/>
    </style:style>
    <style:style style:name="T17" style:family="text">
      <style:text-properties style:font-name="TimesNewRoman" fo:font-size="18pt"/>
    </style:style>
    <style:style style:name="T18" style:family="text">
      <style:text-properties style:font-name="TimesNewRoman" fo:font-size="12pt"/>
    </style:style>
    <style:style style:name="T19" style:family="text">
      <style:text-properties style:font-name="TimesNewRoman" fo:font-size="12pt" style:font-weight-asian="normal" style:font-weight-complex="normal"/>
    </style:style>
    <style:style style:name="T20" style:family="text">
      <style:text-properties style:font-name="TimesNewRoman" fo:font-size="12pt" fo:font-weight="normal" officeooo:rsid="00110f7d" style:font-weight-asian="normal" style:font-weight-complex="normal"/>
    </style:style>
    <style:style style:name="T21" style:family="text">
      <style:text-properties style:font-name="TimesNewRoman" fo:font-size="12pt" fo:font-style="italic" style:font-style-asian="italic" style:font-style-complex="italic"/>
    </style:style>
    <style:style style:name="T22" style:family="text">
      <style:text-properties officeooo:rsid="00110f7d"/>
    </style:style>
    <style:style style:name="T23" style:family="text">
      <style:text-properties style:font-name="TimesNewRoman,Bold"/>
    </style:style>
    <style:style style:name="T24" style:family="text">
      <style:text-properties style:font-name="TimesNewRoman,Bold" fo:font-size="12pt"/>
    </style:style>
    <style:style style:name="T25" style:family="text">
      <style:text-properties style:font-name="TimesNewRoman,Bold" fo:font-size="12pt" fo:font-weight="bold" style:font-weight-asian="normal" style:font-weight-complex="normal"/>
    </style:style>
    <text:list-style style:name="L1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number text:level="1" text:style-name="Numbering_20_Symbols" style:num-suffix="." style:num-format="1" text:start-value="0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5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number text:level="1" text:style-name="Numbering_20_Symbols" style:num-suffix="." style:num-format="1" text:start-value="0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Politechnika Koszali</text:span><text:span text:style-name="T16">ń</text:span><text:span text:style-name="T1">ska </text:span></text:p>
      <text:p text:style-name="P8"><text:span text:style-name="T2">Wydział Elektroniki i Informatyki </text:span></text:p>
      <text:p text:style-name="P8"><text:span text:style-name="T2"/></text:p>
      <text:p text:style-name="P8"><text:span text:style-name="T2"/></text:p>
      <text:p text:style-name="P1">Sprawozdanie do projektu z przedmiotu: </text:p>
      <text:p text:style-name="P1"/>
      <text:p text:style-name="P1"/>
      <text:p text:style-name="P7">„<text:span text:style-name="T2">Zastosowania Sztucznej Inteligencji” </text:span></text:p>
      <text:p text:style-name="P2">Semestr V, Studia Dzienne</text:p>
      <text:p text:style-name="P2">Kierunek: Informatyka </text:p>
      <text:p text:style-name="P2">Rok akademicki 2016/2017 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>Temat projektu: </text:span><text:span text:style-name="T3">Aplikacja symulująca system ogrzewania wody</text:span><text:span text:style-name="T2"> przy u</text:span><text:span text:style-name="T17">ż</text:span><text:span text:style-name="T2">yciu </text:span><text:span text:style-name="T3">logiki rozmytej</text:span><text:span text:style-name="T2"> </text:span></text:p>
      <text:p text:style-name="P3"/>
      <text:p text:style-name="P3"/>
      <text:p text:style-name="P3"/>
      <text:p text:style-name="P3"/>
      <text:p text:style-name="P4">Projekt wykonali:<text:line-break/><text:span text:style-name="T22">Adrian Kubała</text:span> (nr indeksu U-<text:span text:style-name="T22">10444</text:span>)</text:p>
      <text:p text:style-name="P4"><text:span text:style-name="T22">Marek Kowalonek</text:span> (nr indeksu U-)</text:p>
      <text:p text:style-name="P4"><text:span text:style-name="T22">Wojciech Lejk</text:span> (nr indeksu U-)</text:p>
      <text:p text:style-name="P3">Data: 09.01.2017 r.</text:p>
      <text:p text:style-name="P3"/>
      <text:p text:style-name="P5"><text:soft-page-break/>1. Wprowadzenie </text:p>
      <text:p text:style-name="P16"><text:span text:style-name="T4"><text:tab/>We wprowadzeniu powinny si</text:span><text:span text:style-name="T18">ę </text:span><text:span text:style-name="T4">znale</text:span><text:span text:style-name="T18">źć </text:span><text:span text:style-name="T4">ogólne informacje na temat projektu. Główne jego cele, przyj</text:span><text:span text:style-name="T18">ę</text:span><text:span text:style-name="T4">te zało</text:span><text:span text:style-name="T18">ż</text:span><text:span text:style-name="T4">enia i ograniczenia. Wprowadzenie powinno ukaza</text:span><text:span text:style-name="T18">ć </text:span><text:span text:style-name="T4">czytelnikowi typ problemu (jaki b</text:span><text:span text:style-name="T18">ę</text:span><text:span text:style-name="T4">dzie rozwi</text:span><text:span text:style-name="T18">ą</text:span><text:span text:style-name="T4">zywany), technik</text:span><text:span text:style-name="T18">ę </text:span><text:span text:style-name="T4">(lub techniki) sztucznej inteligencji wykorzystane w projekcie. Wprowadzenie powinno równie</text:span><text:span text:style-name="T18">ż </text:span><text:span text:style-name="T4">uzasadni</text:span><text:span text:style-name="T18">ć</text:span><text:span text:style-name="T4">, dlaczego zastosowano akurat tak</text:span><text:span text:style-name="T18">ą </text:span><text:span text:style-name="T4">a nie inn</text:span><text:span text:style-name="T18">ą </text:span><text:span text:style-name="T4">technik</text:span><text:span text:style-name="T18">ę </text:span><text:span text:style-name="T4">sztucznej inteligencji do rozwi</text:span><text:span text:style-name="T18">ą</text:span><text:span text:style-name="T4">zania zadanego problemu. </text:span></text:p>
      <text:p text:style-name="P9"><text:span text:style-name="T4"><text:tab/></text:span><text:span text:style-name="T5">Celem naszego projektu jest aplikacja symulująca system ogrzewania wody w gospodarstwie domowym. Do tego celu zastosowana została logika rozmyta, a program napisany jest w języku Java.</text:span></text:p>
      <text:p text:style-name="P9"><text:span text:style-name="T5"/></text:p>
      <text:p text:style-name="P6"><text:span text:style-name="T22">2. </text:span>Opis rozwi<text:span text:style-name="T23">ą</text:span>zywanego problemu</text:p>
      <text:p text:style-name="P18"><text:span text:style-name="T10">W punkcie drugim powinien si</text:span><text:span text:style-name="T19">ę </text:span><text:span text:style-name="T10">znale</text:span><text:span text:style-name="T19">źć </text:span><text:span text:style-name="T10">szczegółowy opis rozwi</text:span><text:span text:style-name="T19">ą</text:span><text:span text:style-name="T10">zywanego problemu. </text:span></text:p>
      <text:p text:style-name="P15"><text:span text:style-name="T10"/></text:p>
      <text:p text:style-name="P15"><text:span text:style-name="T6"/></text:p>
      <text:p text:style-name="P15"><text:span text:style-name="T7">3. </text:span><text:span text:style-name="T6">Opis techniki sztucznej inteligencji u</text:span><text:span text:style-name="T25">ż</text:span><text:span text:style-name="T6">ytej w tworzonym projekcie</text:span></text:p>
      <text:p text:style-name="P18"><text:span text:style-name="T10">W punkcie trzecim powinien si</text:span><text:span text:style-name="T19">ę </text:span><text:span text:style-name="T10">znale</text:span><text:span text:style-name="T19">źć </text:span><text:span text:style-name="T10">szczegółowy opis zastosowanej techniki sztucznej inteligencji w aspekcie rozwi</text:span><text:span text:style-name="T19">ą</text:span><text:span text:style-name="T10">zywanego problemu. </text:span></text:p>
      <text:p text:style-name="P14"><text:span text:style-name="T4"/></text:p>
      <text:p text:style-name="P14"><text:span text:style-name="T4"/></text:p>
      <text:p text:style-name="P11"><text:span text:style-name="T5">4. </text:span><text:span text:style-name="T4">Diagram przypadków u</text:span><text:span text:style-name="T24">ż</text:span><text:span text:style-name="T4">ycia utworzonej aplikacji</text:span></text:p>
      <text:p text:style-name="P18"><text:span text:style-name="T10">W punkcie czwartym powinien si</text:span><text:span text:style-name="T19">ę </text:span><text:span text:style-name="T10">znale</text:span><text:span text:style-name="T19">źć </text:span><text:span text:style-name="T10">diagram przypadków u</text:span><text:span text:style-name="T19">ż</text:span><text:span text:style-name="T10">ycia dla utworzonej aplikacji. </text:span></text:p>
      <text:p text:style-name="P15"><text:span text:style-name="T10"/></text:p>
      <text:p text:style-name="P15"><text:span text:style-name="T10"/></text:p>
      <text:p text:style-name="P11"><text:span text:style-name="T5">5. </text:span><text:span text:style-name="T4">Diagram klas utworzonej aplikacji</text:span></text:p>
      <text:p text:style-name="P17"><text:span text:style-name="T4">W punkcie pi</text:span><text:span text:style-name="T18">ą</text:span><text:span text:style-name="T4">tym powinien si</text:span><text:span text:style-name="T18">ę </text:span><text:span text:style-name="T4">znale</text:span><text:span text:style-name="T18">źć </text:span><text:span text:style-name="T4">diagram klas utworzonej aplikacji, krótki opis poszczególnych klas oraz metod. </text:span></text:p>
      <text:p text:style-name="P11"><text:span text:style-name="T4"/></text:p>
      <text:p text:style-name="P11"><text:span text:style-name="T4"/></text:p>
      <text:p text:style-name="P11"><text:span text:style-name="T5">6. </text:span><text:span text:style-name="T4">Opis utworzonej aplikacji – dokumentacja u</text:span><text:span text:style-name="T24">ż</text:span><text:span text:style-name="T4">ytkownika</text:span></text:p>
      <text:p text:style-name="P19"><text:span text:style-name="T12">W punkcie szóstym powinien si</text:span><text:span text:style-name="T20">ę </text:span><text:span text:style-name="T12">znale</text:span><text:span text:style-name="T20">źć </text:span><text:span text:style-name="T12">opis aplikacji od strony u</text:span><text:span text:style-name="T20">ż</text:span><text:span text:style-name="T12">ytkownika. </text:span></text:p>
      <text:p text:style-name="P13"><text:span text:style-name="T12"/></text:p>
      <text:p text:style-name="P12"><text:span text:style-name="T4">7. Podsumowanie</text:span></text:p>
      <text:p text:style-name="P10"><text:span text:style-name="T14">W punkcie siódmym powinno si</text:span><text:span text:style-name="T21">ę </text:span><text:span text:style-name="T14">znale</text:span><text:span text:style-name="T21">źć </text:span><text:span text:style-name="T14">krótkie podsumowanie projektu z wskazaniem potencjalnych kierunków dalszego jego rozwoju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" svg:font-family="Times"/>
    <style:font-face style:name="TimesNewRoman" svg:font-family="TimesNewRoman"/>
    <style:font-face style:name="TimesNewRoman,Bold" svg:font-family="'TimesNewRoman,Bold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text-align="center" style:justify-single-word="false"/>
    </style:style>
    <style:style style:name="MT1" style:family="text">
      <style:text-properties style:font-name="Times" fo:font-size="10pt" fo:font-style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Zastosowania Sztucznej Inteligencji - Projekt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5T22:00:32.737125000</meta:creation-date>
    <dc:date>2016-11-15T22:24:09.971150000</dc:date>
    <meta:editing-duration>PT7M25S</meta:editing-duration>
    <meta:editing-cycles>4</meta:editing-cycles>
    <meta:generator>LibreOffice/5.2.3.3$MacOSX_X86_64 LibreOffice_project/d54a8868f08a7b39642414cf2c8ef2f228f780cf</meta:generator>
    <meta:document-statistic meta:table-count="0" meta:image-count="0" meta:object-count="0" meta:page-count="2" meta:paragraph-count="28" meta:word-count="252" meta:character-count="1990" meta:non-whitespace-character-count="1748"/>
  </office:meta>
</office:document-meta>
</file>